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var ff-mono" svg:font-family="'var ff-mono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/>
    </style:style>
    <style:style style:name="P2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P3" style:family="paragraph" style:parent-style-name="Standard">
      <style:paragraph-properties fo:margin-left="0.25in" fo:margin-right="0in" fo:text-indent="0.25in" style:auto-text-indent="false"/>
      <style:text-properties fo:font-weight="bold" style:font-weight-asian="bold" style:font-weight-complex="bold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1">
      <style:text-properties fo:font-weight="bold" style:font-weight-asian="bold" style:font-weight-complex="bold"/>
    </style:style>
    <style:style style:name="P7" style:family="paragraph" style:parent-style-name="List_20_Paragraph" style:list-style-name="WWNum1">
      <style:text-properties fo:font-style="italic" style:font-style-asian="italic" style:font-style-complex="italic"/>
    </style:style>
    <style:style style:name="P8" style:family="paragraph" style:parent-style-name="List_20_Paragraph" style:list-style-name="WWNum2"/>
    <style:style style:name="P9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font-name="var ff-mono" fo:font-size="10pt" fo:letter-spacing="normal" fo:font-style="normal" fo:font-weight="normal" style:font-size-asian="10pt" style:font-style-asian="normal" style:font-weight-asian="normal"/>
    </style:style>
    <style:style style:name="T3" style:family="text">
      <style:text-properties officeooo:rsid="001fb5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ct additions</text:p>
      <text:p text:style-name="Standard">A- Functionalities to be added:</text:p>
      <text:list xml:id="list4158157569" text:style-name="WWNum1">
        <text:list-item>
          <text:p text:style-name="P6">Add submachine category to the setup.</text:p>
        </text:list-item>
        <text:list-item>
          <text:p text:style-name="P6">Buttons notifications to be added to a separate history page.</text:p>
        </text:list-item>
        <text:list-item>
          <text:p text:style-name="P5"><text:span text:style-name="T1">Add calendar view for the work orders and planned maintenance.</text:span> </text:p>
        </text:list-item>
        <text:list-item>
          <text:p text:style-name="P6">Change the mechanism by being able to add facilities then being able to add machines to it.</text:p>
        </text:list-item>
        <text:list-item>
          <text:p text:style-name="P7">Sensors to be able to add it to submachine.</text:p>
        </text:list-item>
        <text:list-item>
          <text:p text:style-name="P6">Import and export the data from Excel sheets. (it exists but not functioning).</text:p>
        </text:list-item>
        <text:list-item>
          <text:p text:style-name="P5">Add a dashboard page that present: </text:p>
          <text:list>
            <text:list-item>
              <text:p text:style-name="P5">The finished workorders in numbers and percentage.(daily, weekly, monthly, annual) </text:p>
            </text:list-item>
            <text:list-item>
              <text:p text:style-name="P5">Unfinished workorders in numbers and percentage. (daily, weekly, monthly, annual)</text:p>
            </text:list-item>
            <text:list-item>
              <text:p text:style-name="P5">Finished planned maintenance in number and percentage. (daily, weekly, monthly, annual)</text:p>
            </text:list-item>
            <text:list-item>
              <text:p text:style-name="P5">Unfinished planned maintenance in number and percentage. (daily, weekly, monthly, annual)</text:p>
            </text:list-item>
          </text:list>
        </text:list-item>
      </text:list>
      <text:p text:style-name="P3">By clicking each of the numbers it should show the relevant information </text:p>
      <text:list xml:id="list22460206103016" text:continue-numbering="true" text:style-name="WWNum1">
        <text:list-item>
          <text:p text:style-name="P5">Add purchase orders page. The purchased orders are assigned to main user for approval.</text:p>
        </text:list-item>
        <text:list-item>
          <text:p text:style-name="P5">Add suppliers list page. Linked to spare parts. </text:p>
        </text:list-item>
        <text:list-item>
          <text:p text:style-name="P6">Create password difficulty measures.</text:p>
        </text:list-item>
      </text:list>
      <text:p text:style-name="Standard">B- Machine learning:</text:p>
      <text:list xml:id="list2391166494" text:style-name="WWNum2">
        <text:list-item>
          <text:p text:style-name="P8">Predictive maintenance applications based on failures records for each machine and submachine.</text:p>
        </text:list-item>
        <text:list-item>
          <text:p text:style-name="P8">Predictive maintenance based on sensors reading.</text:p>
        </text:list-item>
      </text:list>
      <text:p text:style-name="Standard">C- Webapp for Android and IOS</text:p>
      <text:p text:style-name="Standard">D- change pricing to £40/month</text:p>
      <text:p text:style-name="Standard">E- Upload to OVH</text:p>
      <text:p text:style-name="Standard">F- Debugging: <text:s/><text:span text:style-name="T1">The platform has an issue that it deletes the database after a month for some reason</text:span></text:p>
      <text:p text:style-name="Standard">A - 2 weeks</text:p>
      <text:p text:style-name="Standard">B - 1 week</text:p>
      <text:p text:style-name="Standard">C, D, E - 1 week</text:p>
      <text:p text:style-name="Standard">F - 1 week for all system's debugging</text:p>
      <text:p text:style-name="Standard">After finishing A, you will pay me 1400 usd</text:p>
      <text:p text:style-name="Standard">After finishing B, you will pay me 700</text:p>
      <text:p text:style-name="Standard"><text:soft-page-break/>C,D,E - 700</text:p>
      <text:p text:style-name="Standard">F – 700</text:p>
      <text:p text:style-name="Standard"/>
      <text:p text:style-name="P1"><text:span text:style-name="Source_20_Text"><text:span text:style-name="T2">sudo code . --user-data-dir='.' --no-sandbox</text:span></text:span></text:p>
      <text:p text:style-name="P1"><text:span text:style-name="Source_20_Text"><text:span text:style-name="T2"/></text:span></text:p>
      <text:p text:style-name="P1"><text:span text:style-name="Source_20_Text"><text:span text:style-name="T2">nmcli network on</text:span></text:span></text:p>
      <text:p text:style-name="P2"/>
      <text:p text:style-name="P2">mutation {</text:p>
      <text:p text:style-name="P2"><text:s text:c="6"/>createSubMachine(input: { data: { name: "Fifth Post", description: " This <text:s/><text:span text:style-name="T3">is example</text:span>" } }) {</text:p>
      <text:p text:style-name="P2"><text:s text:c="8"/>subMachine {</text:p>
      <text:p text:style-name="P2"><text:s text:c="10"/>name</text:p>
      <text:p text:style-name="P2"><text:s text:c="10"/>description</text:p>
      <text:p text:style-name="P2"><text:s text:c="8"/>}</text:p>
      <text:p text:style-name="P2"><text:s text:c="6"/>}</text:p>
      <text:p text:style-name="P2"><text:s text:c="4"/>}</text:p>
      <text:p text:style-name="P2"/>
      <text:p text:style-name="P2">ghp_TJALbIVUb0Wp8hKk0WaIVqDUfZ6ppW39PLm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var ff-mono" svg:font-family="'var ff-mono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9T09:19:00</meta:creation-date>
    <meta:initial-creator>abdulrahman shaalan</meta:initial-creator>
    <dc:language>en-US</dc:language>
    <dc:date>2022-03-12T02:24:58.977149369</dc:date>
    <meta:editing-cycles>20</meta:editing-cycles>
    <meta:editing-duration>PT18H58M40S</meta:editing-duration>
    <meta:generator>LibreOffice/6.4.7.2$Linux_X86_64 LibreOffice_project/40$Build-2</meta:generator>
    <meta:document-statistic meta:table-count="0" meta:image-count="0" meta:object-count="0" meta:page-count="2" meta:paragraph-count="43" meta:word-count="307" meta:character-count="1857" meta:non-whitespace-character-count="15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